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17cm"/>
    </style:style>
    <style:style style:name="co2" style:family="table-column">
      <style:table-column-properties fo:break-before="auto" style:column-width="1.54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099cm"/>
    </style:style>
    <style:style style:name="co5" style:family="table-column">
      <style:table-column-properties fo:break-before="auto" style:column-width="2.073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893cm" fo:break-before="auto" style:use-optimal-row-height="true"/>
    </style:style>
    <style:style style:name="ro3" style:family="table-row">
      <style:table-row-properties style:row-height="2.092cm" fo:break-before="auto" style:use-optimal-row-height="true"/>
    </style:style>
    <style:style style:name="ro4" style:family="table-row">
      <style:table-row-properties style:row-height="1.293cm" fo:break-before="auto" style:use-optimal-row-height="true"/>
    </style:style>
    <style:style style:name="ro5" style:family="table-row">
      <style:table-row-properties style:row-height="2.492cm" fo:break-before="auto" style:use-optimal-row-height="true"/>
    </style:style>
    <style:style style:name="ro6" style:family="table-row">
      <style:table-row-properties style:row-height="1.693cm" fo:break-before="auto" style:use-optimal-row-height="true"/>
    </style:style>
    <style:style style:name="ro7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" style:family="table-cell" style:parent-style-name="Default">
      <style:table-cell-properties fo:background-color="#00ff00" style:text-align-source="fix" style:repeat-content="false" fo:border="0.002cm solid #000000" style:vertical-align="top"/>
      <style:paragraph-properties fo:text-align="start"/>
    </style:style>
    <style:style style:name="ce3" style:family="table-cell" style:parent-style-name="Default">
      <style:table-cell-properties fo:background-color="#00ff00" style:text-align-source="fix" style:repeat-content="false" fo:wrap-option="wrap" fo:border="0.002cm solid #000000" style:vertical-align="top"/>
      <style:paragraph-properties fo:text-align="start"/>
    </style:style>
    <style:style style:name="ce4" style:family="table-cell" style:parent-style-name="Default">
      <style:table-cell-properties fo:background-color="#ffffcc" style:text-align-source="fix" style:repeat-content="false" fo:wrap-option="wrap" fo:border="0.002cm solid #000000" style:vertical-align="top"/>
      <style:paragraph-properties fo:text-align="start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6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style:font-name-asian="DejaVu Sans" style:font-name-complex="DejaVu Sans"/>
    </style:style>
    <style:style style:name="gr1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number-columns-repeated="5" table:default-cell-style-name="ce5"/>
        <table:table-column table:style-name="co4" table:default-cell-style-name="ce5"/>
        <table:table-column table:style-name="co5" table:default-cell-style-name="ce1"/>
        <table:table-column table:style-name="co3" table:number-columns-repeated="1015" table:default-cell-style-name="ce1"/>
        <table:table-row table:style-name="ro1">
          <table:table-cell office:value-type="string" table:number-columns-spanned="9" table:number-rows-spanned="1">
            <text:p>Данный файл содержит расшифровку номеров функций, размещенный в библиотеке wwsl.function.xml и их подробное описание.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Default" table:number-columns-repeated="1015"/>
        </table:table-row>
        <table:table-row table:style-name="ro1">
          <table:table-cell table:style-name="Default" office:value-type="string">
            <office:annotation draw:style-name="gr1" draw:text-style-name="P1" svg:width="4.874cm" svg:height="1.386cm" svg:x="5.75cm" svg:y="0cm" draw:caption-point-x="-0.61cm" draw:caption-point-y="0.502cm">
              <dc:date>2013-04-11T00:00:00</dc:date>
              <text:p text:style-name="P1"><text:span text:style-name="T1">Символическое наименование функции (внутри файла библиотеки)</text:span></text:p>
            </office:annotation>
            <text:p>Function Name</text:p>
          </table:table-cell>
          <table:table-cell table:style-name="Default" office:value-type="string">
            <office:annotation draw:style-name="gr1" draw:text-style-name="P1" svg:width="4.85cm" svg:height="1.386cm" svg:x="7.293cm" svg:y="0cm" draw:caption-point-x="-0.61cm" draw:caption-point-y="0.502cm">
              <dc:date>2013-04-11T00:00:00</dc:date>
              <text:p text:style-name="P1"><text:span text:style-name="T1">Номер функции передается первым аргументом при вызове wwsl.function</text:span></text:p>
            </office:annotation>
            <text:p>Number</text:p>
          </table:table-cell>
          <table:table-cell table:style-name="Default" office:value-type="string">
            <text:p>Arg1</text:p>
          </table:table-cell>
          <table:table-cell table:style-name="Default" office:value-type="string">
            <text:p>Arg2</text:p>
          </table:table-cell>
          <table:table-cell table:style-name="Default" office:value-type="string">
            <text:p>Arg3</text:p>
          </table:table-cell>
          <table:table-cell table:style-name="Default" office:value-type="string">
            <text:p>Arg4</text:p>
          </table:table-cell>
          <table:table-cell table:style-name="Default" office:value-type="string">
            <text:p>Arg5</text:p>
          </table:table-cell>
          <table:table-cell table:style-name="Default" office:value-type="string">
            <text:p>Result</text:p>
          </table:table-cell>
          <table:table-cell table:style-name="Default" table:number-columns-repeated="1016"/>
        </table:table-row>
        <table:table-row table:style-name="ro2">
          <table:table-cell table:style-name="ce2" office:value-type="string">
            <office:annotation draw:style-name="gr2" draw:text-style-name="P1" svg:width="5.896cm" svg:height="2.966cm" svg:x="5.75cm" svg:y="0.039cm" draw:caption-point-x="-0.61cm" draw:caption-point-y="0.955cm">
              <dc:date>2013-04-13T00:00:00</dc:date>
              <text:p text:style-name="P1"><text:span text:style-name="T1">Расчитывает количество батарей, необходимое для пополнения резерва под прыжковый двигатель с учетом свободного места.</text:span></text:p>
            </office:annotation>
            <text:p>getEnergyToFillReserve</text:p>
          </table:table-cell>
          <table:table-cell table:style-name="ce6" office:value-type="float" office:value="101">
            <text:p>101</text:p>
          </table:table-cell>
          <table:table-cell office:value-type="string">
            <office:annotation draw:style-name="gr3" draw:text-style-name="P1" svg:width="4.852cm" svg:height="0.991cm" svg:x="9.551cm" svg:y="0.039cm" draw:caption-point-x="-0.61cm" draw:caption-point-y="0.955cm">
              <dc:date>2013-04-13T00:00:00</dc:date>
              <text:p text:style-name="P1">Корабль. Если не указан, то используется [THIS].</text:p>
            </office:annotation>
            <text:p>refobj</text:p>
          </table:table-cell>
          <table:table-cell table:style-name="ce6" office:value-type="string">
            <text:p>null</text:p>
          </table:table-cell>
          <table:table-cell table:style-name="ce6" office:value-type="string">
            <text:p>null</text:p>
          </table:table-cell>
          <table:table-cell table:style-name="ce6" office:value-type="string">
            <text:p>null</text:p>
          </table:table-cell>
          <table:table-cell table:style-name="ce6" office:value-type="string">
            <text:p>null</text:p>
          </table:table-cell>
          <table:table-cell office:value-type="string">
            <text:p>Количество батарей для дозаправки</text:p>
          </table:table-cell>
          <table:table-cell table:style-name="Default" table:number-columns-repeated="1016"/>
        </table:table-row>
        <table:table-row table:style-name="ro2">
          <table:table-cell table:style-name="ce3" office:value-type="string">
            <office:annotation draw:style-name="gr4" draw:text-style-name="P1" svg:width="9.461cm" svg:height="4.151cm" svg:x="5.75cm" svg:y="0.371cm" draw:caption-point-x="-0.61cm" draw:caption-point-y="1.512cm">
              <dc:date>2013-04-13T00:00:00</dc:date>
              <text:p text:style-name="P1"><text:span text:style-name="T1">Выполнить дозаправку указанного корабля. Функция работает только если корабль пристыкован, станция продает батареи или станция принадлежит той же расе что и корабль и имеет на складе батареи. Если загрузка со своей станции, то со счета корабля списывается стоимость батарей по цене установленной на станции.</text:span></text:p>
            </office:annotation>
            <text:p>refuel</text:p>
          </table:table-cell>
          <table:table-cell office:value-type="float" office:value="102">
            <text:p>102</text:p>
          </table:table-cell>
          <table:table-cell office:value-type="string">
            <office:annotation draw:style-name="gr3" draw:text-style-name="P1" svg:width="4.852cm" svg:height="0.991cm" svg:x="9.551cm" svg:y="0.966cm" draw:caption-point-x="-0.61cm" draw:caption-point-y="0.917cm">
              <dc:date>2013-04-13T00:00:00</dc:date>
              <text:p text:style-name="P1">Корабль. Если не указан, то используется [THIS].</text:p>
            </office:annotation>
            <text:p>refobj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Фактическое количество загруженных батарей.</text:p>
          </table:table-cell>
          <table:table-cell table:style-name="Default" table:number-columns-repeated="1016"/>
        </table:table-row>
        <table:table-row table:style-name="ro3">
          <table:table-cell table:style-name="ce4" office:value-type="string">
            <office:annotation draw:style-name="gr5" draw:text-style-name="P1" svg:width="5.064cm" svg:height="2.176cm" svg:x="5.75cm" svg:y="1.26cm" draw:caption-point-x="-0.61cm" draw:caption-point-y="1.512cm">
              <dc:date>2013-04-12T00:00:00</dc:date>
              <text:p text:style-name="P1"><text:span text:style-name="T1">Получить список объектов сектора, подходящих для дозаправки объекта, относительно которого осуществляется поиск.</text:span></text:p>
            </office:annotation>
            <text:p>getSectorRefuelDepots</text:p>
          </table:table-cell>
          <table:table-cell office:value-type="float" office:value="103">
            <text:p>103</text:p>
          </table:table-cell>
          <table:table-cell office:value-type="string">
            <office:annotation draw:style-name="gr3" draw:text-style-name="P1" svg:width="4.852cm" svg:height="0.991cm" svg:x="9.551cm" svg:y="1.855cm" draw:caption-point-x="-0.61cm" draw:caption-point-y="0.917cm">
              <dc:date>2013-04-13T00:00:00</dc:date>
              <text:p text:style-name="P1">Корабль. Если не указан, то используется [THIS].</text:p>
            </office:annotation>
            <text:p>refobj</text:p>
          </table:table-cell>
          <table:table-cell office:value-type="string">
            <office:annotation draw:style-name="gr6" draw:text-style-name="P1" svg:width="4.876cm" svg:height="1.781cm" svg:x="11.809cm" svg:y="1.26cm" draw:caption-point-x="-0.61cm" draw:caption-point-y="1.512cm">
              <dc:date>2013-04-11T00:00:00</dc:date>
              <text:p text:style-name="P1"><text:span text:style-name="T1">Сектор для поиска. Если не указан, то используется текущий сектор, в котором находится корабль.</text:span></text:p>
            </office:annotation>
            <text:p>sector</text:p>
          </table:table-cell>
          <table:table-cell office:value-type="string">
            <office:annotation draw:style-name="gr5" draw:text-style-name="P1" svg:width="6.849cm" svg:height="2.176cm" svg:x="14.067cm" svg:y="1.26cm" draw:caption-point-x="-0.61cm" draw:caption-point-y="1.512cm">
              <dc:date>2013-04-11T00:00:00</dc:date>
              <text:p text:style-name="P1"><text:span text:style-name="T1">Массив объектов, которые нужно исключить из выборки. Это могут быть уже посещенные станции/корабли на которых не удалось заправиться. Необязательный параметр.</text:span></text:p>
            </office:annotation>
            <text:p>exclude</text:p>
          </table:table-cell>
          <table:table-cell office:value-type="string">
            <office:annotation draw:style-name="gr2" draw:text-style-name="P1" svg:width="7.8cm" svg:height="2.966cm" svg:x="16.326cm" svg:y="1.26cm" draw:caption-point-x="-0.61cm" draw:caption-point-y="1.512cm">
              <dc:date>2013-04-11T00:00:00</dc:date>
              <text:p text:style-name="P1"><text:span text:style-name="T1">Типы объектов. Доступные значения:</text:span></text:p>
              <text:p text:style-name="P1"><text:span text:style-name="T1">1 — станции, продающие батареи,</text:span></text:p>
              <text:p text:style-name="P1"><text:span text:style-name="T1">2 — собственные станции,</text:span></text:p>
              <text:p text:style-name="P1"><text:span text:style-name="T1">4 — корабли-заправщики.</text:span></text:p>
              <text:p text:style-name="P1"><text:span text:style-name="T1">Данный флаги могут быть объединены битовым OR. Например, 1 | 2 | 4 что равно 7.</text:span></text:p>
              <text:p text:style-name="P1"><text:span text:style-name="T1">Если параметр опущен, то используется 1.</text:span></text:p>
            </office:annotation>
            <text:p>flags</text:p>
          </table:table-cell>
          <table:table-cell office:value-type="string">
            <text:p>null</text:p>
          </table:table-cell>
          <table:table-cell office:value-type="string">
            <text:p>Результат поиска: массив станций и кораблей сектора, на которых корабль может дозаправиться (может быть пустым).</text:p>
          </table:table-cell>
          <table:table-cell table:style-name="Default" table:number-columns-repeated="1016"/>
        </table:table-row>
        <table:table-row table:style-name="ro4">
          <table:table-cell table:style-name="ce3" office:value-type="string">
            <office:annotation draw:style-name="gr5" draw:text-style-name="P1" svg:width="6.086cm" svg:height="2.176cm" svg:x="5.75cm" svg:y="3.344cm" draw:caption-point-x="-0.61cm" draw:caption-point-y="1.512cm">
              <dc:date>2013-04-11T00:00:00</dc:date>
              <text:p text:style-name="P1"><text:span text:style-name="T1">Получить список станций сектора, которые доступны кораблю для стыковки (имеется техническая возможность и достаточно рейтинга)</text:span></text:p>
            </office:annotation>
            <text:p>getSectorDockableStations</text:p>
          </table:table-cell>
          <table:table-cell office:value-type="float" office:value="104">
            <text:p>104</text:p>
          </table:table-cell>
          <table:table-cell office:value-type="string">
            <office:annotation draw:style-name="gr3" draw:text-style-name="P1" svg:width="4.852cm" svg:height="0.991cm" svg:x="9.551cm" svg:y="3.939cm" draw:caption-point-x="-0.61cm" draw:caption-point-y="0.917cm">
              <dc:date>2013-04-13T00:00:00</dc:date>
              <text:p text:style-name="P1">Корабль. Если не указан, то используется [THIS].</text:p>
            </office:annotation>
            <text:p>refobj</text:p>
          </table:table-cell>
          <table:table-cell office:value-type="string">
            <office:annotation draw:style-name="gr6" draw:text-style-name="P1" svg:width="4.876cm" svg:height="1.781cm" svg:x="11.809cm" svg:y="3.344cm" draw:caption-point-x="-0.61cm" draw:caption-point-y="1.512cm">
              <dc:date>2013-04-11T00:00:00</dc:date>
              <text:p text:style-name="P1"><text:span text:style-name="T1">Сектор для поиска. Если не указан, то используется текущий сектор, в котором находится корабль.</text:span></text:p>
            </office:annotation>
            <text:p>sector</text:p>
          </table:table-cell>
          <table:table-cell office:value-type="string">
            <office:annotation draw:style-name="gr1" draw:text-style-name="P1" svg:width="6.255cm" svg:height="1.386cm" svg:x="14.067cm" svg:y="3.344cm" draw:caption-point-x="-0.61cm" draw:caption-point-y="1.512cm">
              <dc:date>2013-04-11T00:00:00</dc:date>
              <text:p text:style-name="P1"><text:span text:style-name="T1">Массив станций/кораблей, которые нужно исключить из выборки. Необязательный параметр.</text:span></text:p>
            </office:annotation>
            <text:p>exclud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Массив станций доступных для стыковки (может быть пустым).</text:p>
          </table:table-cell>
          <table:table-cell/>
          <table:table-cell table:style-name="Default" table:number-columns-repeated="1015"/>
        </table:table-row>
        <table:table-row table:style-name="ro4">
          <table:table-cell table:style-name="ce5" office:value-type="string">
            <office:annotation draw:style-name="gr2" draw:text-style-name="P1" svg:width="8.035cm" svg:height="2.966cm" svg:x="5.75cm" svg:y="4.632cm" draw:caption-point-x="-0.61cm" draw:caption-point-y="1.512cm">
              <dc:date>2013-04-12T00:00:00</dc:date>
              <text:p text:style-name="P1"><text:span text:style-name="T1">Получить список кораблей сектора, использующихся как топливозаправщики для той же расы, что и у объекта, относительно которого выполняется сканирование. Наличие топлива в трюме топливозаправщика не проверяется (то есть в выборку попадут все, даже с пустыми баками).</text:span></text:p>
            </office:annotation>
            <text:p>getSectorRefuelerShips</text:p>
          </table:table-cell>
          <table:table-cell office:value-type="float" office:value="105">
            <text:p>105</text:p>
          </table:table-cell>
          <table:table-cell office:value-type="string">
            <office:annotation draw:style-name="gr6" draw:text-style-name="P1" svg:width="4.876cm" svg:height="1.781cm" svg:x="9.551cm" svg:y="4.632cm" draw:caption-point-x="-0.61cm" draw:caption-point-y="1.512cm">
              <dc:date>2013-04-11T00:00:00</dc:date>
              <text:p text:style-name="P1"><text:span text:style-name="T1">Сектор для поиска. Если не указан, то используется текущий сектор, в котором находится корабль.</text:span></text:p>
            </office:annotation>
            <text:p>sector</text:p>
          </table:table-cell>
          <table:table-cell office:value-type="string">
            <office:annotation draw:style-name="gr1" draw:text-style-name="P1" svg:width="6.255cm" svg:height="1.386cm" svg:x="11.809cm" svg:y="4.632cm" draw:caption-point-x="-0.61cm" draw:caption-point-y="1.512cm">
              <dc:date>2013-04-11T00:00:00</dc:date>
              <text:p text:style-name="P1"><text:span text:style-name="T1">Массив станций/кораблей, которые нужно исключить из выборки. Необязательный параметр.</text:span></text:p>
            </office:annotation>
            <text:p>exclud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table:style-name="ce7" office:value-type="string">
            <text:p>Массив кораблей-топливозаправщиков (может быть пустым).</text:p>
          </table:table-cell>
          <table:table-cell/>
          <table:table-cell table:style-name="Default" table:number-columns-repeated="1015"/>
        </table:table-row>
        <table:table-row table:style-name="ro3">
          <table:table-cell table:style-name="ce3" office:value-type="string">
            <office:annotation draw:style-name="gr1" draw:text-style-name="P1" svg:width="4.422cm" svg:height="1.386cm" svg:x="5.75cm" svg:y="5.92cm" draw:caption-point-x="-0.61cm" draw:caption-point-y="1.512cm">
              <dc:date>2013-04-12T00:00:00</dc:date>
              <text:p text:style-name="P1"><text:span text:style-name="T1">Получить массив врат на пути следования из сектора в сектор.</text:span></text:p>
            </office:annotation>
            <text:p>getGatesEnroute</text:p>
          </table:table-cell>
          <table:table-cell office:value-type="float" office:value="106">
            <text:p>106</text:p>
          </table:table-cell>
          <table:table-cell office:value-type="string">
            <office:annotation draw:style-name="gr1" draw:text-style-name="P1" svg:width="4.496cm" svg:height="1.386cm" svg:x="9.551cm" svg:y="5.92cm" draw:caption-point-x="-0.61cm" draw:caption-point-y="1.512cm">
              <dc:date>2013-04-12T00:00:00</dc:date>
              <text:p text:style-name="P1"><text:span text:style-name="T1">Стартовый сектор или объект, сектор которого считать за стартовый.</text:span></text:p>
            </office:annotation>
            <text:p>from</text:p>
          </table:table-cell>
          <table:table-cell office:value-type="string">
            <office:annotation draw:style-name="gr6" draw:text-style-name="P1" svg:width="3.926cm" svg:height="1.781cm" svg:x="11.809cm" svg:y="5.92cm" draw:caption-point-x="-0.61cm" draw:caption-point-y="1.512cm">
              <dc:date>2013-04-12T00:00:00</dc:date>
              <text:p text:style-name="P1"><text:span text:style-name="T1">Конечный сектор или объект, сектор которого считать за конечный.</text:span></text:p>
            </office:annotation>
            <text:p>to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Массив врат на пути следования из сектора в сектор (может быть пустым) или null, если до конечного сектора нет пути.</text:p>
          </table:table-cell>
          <table:table-cell table:number-columns-repeated="1016"/>
        </table:table-row>
        <table:table-row table:style-name="ro5">
          <table:table-cell table:style-name="ce3" office:value-type="string">
            <office:annotation draw:style-name="gr1" draw:text-style-name="P1" svg:width="5.159cm" svg:height="1.386cm" svg:x="5.75cm" svg:y="8.004cm" draw:caption-point-x="-0.61cm" draw:caption-point-y="1.512cm">
              <dc:date>2013-04-12T00:00:00</dc:date>
              <text:p text:style-name="P1"><text:span text:style-name="T1">Получить массив секторов на пути следования из сектора в сектор (включая стартовый).</text:span></text:p>
            </office:annotation>
            <text:p>getSectorsEnroute</text:p>
          </table:table-cell>
          <table:table-cell office:value-type="float" office:value="107">
            <text:p>107</text:p>
          </table:table-cell>
          <table:table-cell office:value-type="string">
            <office:annotation draw:style-name="gr1" draw:text-style-name="P1" svg:width="4.496cm" svg:height="1.386cm" svg:x="9.551cm" svg:y="8.004cm" draw:caption-point-x="-0.61cm" draw:caption-point-y="1.512cm">
              <dc:date>2013-04-12T00:00:00</dc:date>
              <text:p text:style-name="P1"><text:span text:style-name="T1">Стартовый сектор или объект, сектор которого считать за стартовый.</text:span></text:p>
            </office:annotation>
            <text:p>from</text:p>
          </table:table-cell>
          <table:table-cell office:value-type="string">
            <office:annotation draw:style-name="gr6" draw:text-style-name="P1" svg:width="3.926cm" svg:height="1.781cm" svg:x="11.809cm" svg:y="8.004cm" draw:caption-point-x="-0.61cm" draw:caption-point-y="1.512cm">
              <dc:date>2013-04-12T00:00:00</dc:date>
              <text:p text:style-name="P1"><text:span text:style-name="T1">Конечный сектор или объект, сектор которого считать за конечный.</text:span></text:p>
            </office:annotation>
            <text:p>to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Массив секторов на пути следования из сектора в сектор включая стартовый (может быть пустым) или null, если до конечного сектора нет пути.</text:p>
          </table:table-cell>
          <table:table-cell table:number-columns-repeated="1016"/>
        </table:table-row>
        <table:table-row table:style-name="ro6">
          <table:table-cell table:style-name="ce3" office:value-type="string">
            <office:annotation draw:style-name="gr5" draw:text-style-name="P1" svg:width="4.898cm" svg:height="2.176cm" svg:x="5.75cm" svg:y="10.488cm" draw:caption-point-x="-0.61cm" draw:caption-point-y="1.512cm">
              <dc:date>2013-04-12T00:00:00</dc:date>
              <text:p text:style-name="P1"><text:span text:style-name="T1">Определить расстояние до объекта в километрах. Работает даже для объектов, расположенных в разных секторах.</text:span></text:p>
            </office:annotation>
            <text:p>getDistanceKm</text:p>
          </table:table-cell>
          <table:table-cell office:value-type="float" office:value="108">
            <text:p>108</text:p>
          </table:table-cell>
          <table:table-cell office:value-type="string">
            <office:annotation draw:style-name="gr7" draw:text-style-name="P1" svg:width="4.092cm" svg:height="0.596cm" svg:x="9.551cm" svg:y="10.488cm" draw:caption-point-x="-0.61cm" draw:caption-point-y="1.512cm">
              <dc:date>2013-04-12T00:00:00</dc:date>
              <text:p text:style-name="P1"><text:span text:style-name="T1">Первый объект.</text:span></text:p>
            </office:annotation>
            <text:p>from</text:p>
          </table:table-cell>
          <table:table-cell office:value-type="string">
            <office:annotation draw:style-name="gr8" draw:text-style-name="P1" svg:width="2.899cm" svg:height="0.596cm" svg:x="11.809cm" svg:y="10.488cm" draw:caption-point-x="-0.61cm" draw:caption-point-y="1.512cm">
              <dc:date>2013-04-12T00:00:00</dc:date>
              <text:p text:style-name="P1"><text:span text:style-name="T1">Второй объект.</text:span></text:p>
            </office:annotation>
            <text:p>to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Расстояние между двумя объектами в километрах пути или null, если до цели нет пути.</text:p>
          </table:table-cell>
          <table:table-cell/>
          <table:table-cell table:style-name="Default" table:number-columns-repeated="1015"/>
        </table:table-row>
        <table:table-row table:style-name="ro5">
          <table:table-cell table:style-name="ce3" office:value-type="string">
            <office:annotation draw:style-name="gr3" draw:text-style-name="P1" svg:width="4.161cm" svg:height="0.991cm" svg:x="5.75cm" svg:y="12.175cm" draw:caption-point-x="-0.61cm" draw:caption-point-y="1.512cm">
              <dc:date>2013-04-12T00:00:00</dc:date>
              <text:p text:style-name="P1"><text:span text:style-name="T1">Выбрать ближайший объект из списка.</text:span></text:p>
            </office:annotation>
            <text:p>getNearestObject</text:p>
          </table:table-cell>
          <table:table-cell office:value-type="float" office:value="109">
            <text:p>109</text:p>
          </table:table-cell>
          <table:table-cell office:value-type="string">
            <office:annotation draw:style-name="gr1" draw:text-style-name="P1" svg:width="4.377cm" svg:height="1.386cm" svg:x="9.551cm" svg:y="12.175cm" draw:caption-point-x="-0.61cm" draw:caption-point-y="1.512cm">
              <dc:date>2013-04-12T00:00:00</dc:date>
              <text:p text:style-name="P1"><text:span text:style-name="T1">Объект, относительно которого осуществляется выбор.</text:span></text:p>
            </office:annotation>
            <text:p>refobj</text:p>
          </table:table-cell>
          <table:table-cell office:value-type="string">
            <office:annotation draw:style-name="gr3" draw:text-style-name="P1" svg:width="3.712cm" svg:height="0.991cm" svg:x="11.809cm" svg:y="12.175cm" draw:caption-point-x="-0.61cm" draw:caption-point-y="1.512cm">
              <dc:date>2013-04-12T00:00:00</dc:date>
              <text:p text:style-name="P1"><text:span text:style-name="T1">Массив объектов для выбора.</text:span></text:p>
            </office:annotation>
            <text:p>objects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Ближайший объект из списка или null, если список пуст или невозможно определилить дистанцию ни до одного из перечисленных объектов (нет пути).</text:p>
          </table:table-cell>
          <table:table-cell table:number-columns-repeated="1016"/>
        </table:table-row>
        <table:table-row table:style-name="ro3">
          <table:table-cell table:style-name="ce3" office:value-type="string">
            <office:annotation draw:style-name="gr6" draw:text-style-name="P1" svg:width="5.208cm" svg:height="1.781cm" svg:x="5.75cm" svg:y="14.658cm" draw:caption-point-x="-0.61cm" draw:caption-point-y="1.512cm">
              <dc:date>2013-04-12T00:00:00</dc:date>
              <text:p text:style-name="P1"><text:span text:style-name="T1">Получить ближайший в секторе к кораблю заправщик или станцию, на которой корабль может заправиться.</text:span></text:p>
            </office:annotation>
            <text:p>getSectorNearestRefuelDepot</text:p>
          </table:table-cell>
          <table:table-cell office:value-type="float" office:value="110">
            <text:p>110</text:p>
          </table:table-cell>
          <table:table-cell office:value-type="string">
            <office:annotation draw:style-name="gr3" draw:text-style-name="P1" svg:width="4.852cm" svg:height="0.991cm" svg:x="9.551cm" svg:y="15.253cm" draw:caption-point-x="-0.61cm" draw:caption-point-y="0.917cm">
              <dc:date>2013-04-13T00:00:00</dc:date>
              <text:p text:style-name="P1">Корабль. Если не указан, то используется [THIS].</text:p>
            </office:annotation>
            <text:p>refobj</text:p>
          </table:table-cell>
          <table:table-cell office:value-type="string">
            <office:annotation draw:style-name="gr5" draw:text-style-name="P1" svg:width="6.849cm" svg:height="2.176cm" svg:x="11.809cm" svg:y="14.658cm" draw:caption-point-x="-0.61cm" draw:caption-point-y="1.512cm">
              <dc:date>2013-04-11T00:00:00</dc:date>
              <text:p text:style-name="P1"><text:span text:style-name="T1">Массив объектов, которые нужно исключить из выборки. Это могут быть уже посещенные станции/корабли на которых не удалось заправиться. Необязательный параметр.</text:span></text:p>
            </office:annotation>
            <text:p>exclude</text:p>
          </table:table-cell>
          <table:table-cell office:value-type="string">
            <office:annotation draw:style-name="gr2" draw:text-style-name="P1" svg:width="7.8cm" svg:height="2.966cm" svg:x="14.067cm" svg:y="14.658cm" draw:caption-point-x="-0.61cm" draw:caption-point-y="1.512cm">
              <dc:date>2013-04-11T00:00:00</dc:date>
              <text:p text:style-name="P1"><text:span text:style-name="T1">Типы объектов. Доступные значения:</text:span></text:p>
              <text:p text:style-name="P1"><text:span text:style-name="T1">1 — станции, продающие батареи,</text:span></text:p>
              <text:p text:style-name="P1"><text:span text:style-name="T1">2 — собственные станции,</text:span></text:p>
              <text:p text:style-name="P1"><text:span text:style-name="T1">4 — корабли-заправщики.</text:span></text:p>
              <text:p text:style-name="P1"><text:span text:style-name="T1">Данный флаги могут быть объединены битовым OR. Например, 1 | 2 | 4 что равно 7.</text:span></text:p>
              <text:p text:style-name="P1"><text:span text:style-name="T1">Если параметр опущен, то используется 1.</text:span></text:p>
            </office:annotation>
            <text:p>flags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Ближайший к указанному кораблю заправщик или станция в секторе или null, если не удалось найти подходящий объект.</text:p>
          </table:table-cell>
          <table:table-cell table:number-columns-repeated="1016"/>
        </table:table-row>
        <table:table-row table:style-name="ro4">
          <table:table-cell table:style-name="ce3" office:value-type="string">
            <office:annotation draw:style-name="gr8" draw:text-style-name="P1" svg:width="5.796cm" svg:height="0.991cm" svg:x="5.75cm" svg:y="16.743cm" draw:caption-point-x="-0.61cm" draw:caption-point-y="1.511cm">
              <dc:date>2013-04-13T00:00:00</dc:date>
              <text:p text:style-name="P1">Получить резерв батарей для прыжкового двигателя.</text:p>
            </office:annotation>
            <text:p>getJumpdriveReserved</text:p>
          </table:table-cell>
          <table:table-cell office:value-type="float" office:value="111">
            <text:p>111</text:p>
          </table:table-cell>
          <table:table-cell office:value-type="string">
            <office:annotation draw:style-name="gr8" draw:text-style-name="P1" svg:width="4.852cm" svg:height="0.991cm" svg:x="9.551cm" svg:y="16.743cm" draw:caption-point-x="-0.61cm" draw:caption-point-y="1.511cm">
              <dc:date>2013-04-13T00:00:00</dc:date>
              <text:p text:style-name="P1">Корабль. Если не указан, то используется [THIS].</text:p>
            </office:annotation>
            <text:p>refobj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Количество батарей, зарезервированных для прыжкового двигателя.</text:p>
          </table:table-cell>
          <table:table-cell table:number-columns-repeated="1016"/>
        </table:table-row>
        <table:table-row table:style-name="ro1">
          <table:table-cell table:style-name="ce3" office:value-type="string">
            <office:annotation draw:style-name="gr8" draw:text-style-name="P1" svg:width="5.51cm" svg:height="1.386cm" svg:x="5.75cm" svg:y="18.031cm" draw:caption-point-x="-0.61cm" draw:caption-point-y="1.511cm">
              <dc:date>2013-04-12T00:00:00</dc:date>
              <text:p text:style-name="P1">Установить количество батарей, зарезервированных под прыжковый двигатель.</text:p>
            </office:annotation>
            <text:p>setJumpdriveReserved</text:p>
          </table:table-cell>
          <table:table-cell office:value-type="float" office:value="112">
            <text:p>112</text:p>
          </table:table-cell>
          <table:table-cell office:value-type="string">
            <office:annotation draw:style-name="gr3" draw:text-style-name="P1" svg:width="4.852cm" svg:height="0.991cm" svg:x="9.551cm" svg:y="18.031cm" draw:caption-point-x="-0.61cm" draw:caption-point-y="1.511cm">
              <dc:date>2013-04-13T00:00:00</dc:date>
              <text:p text:style-name="P1">Корабль. Если не указан, то используется [THIS].</text:p>
            </office:annotation>
            <text:p>refobj</text:p>
          </table:table-cell>
          <table:table-cell office:value-type="string">
            <office:annotation draw:style-name="gr8" draw:text-style-name="P1" svg:width="2.899cm" svg:height="0.596cm" svg:x="11.809cm" svg:y="18.031cm" draw:caption-point-x="-0.61cm" draw:caption-point-y="1.511cm">
              <dc:date>2013-04-12T00:00:00</dc:date>
              <text:p text:style-name="P1">Резерв.</text:p>
            </office:annotation>
            <text:p>valu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Не возвращает значения.</text:p>
          </table:table-cell>
          <table:table-cell table:number-columns-repeated="1016"/>
        </table:table-row>
        <table:table-row table:style-name="ro5">
          <table:table-cell table:style-name="ce3" office:value-type="string">
            <office:annotation draw:style-name="gr8" draw:text-style-name="P1" svg:width="6.129cm" svg:height="1.781cm" svg:x="5.75cm" svg:y="18.523cm" draw:caption-point-x="-0.61cm" draw:caption-point-y="1.511cm">
              <dc:date>2013-04-13T00:00:00</dc:date>
              <text:p text:style-name="P1">Возвращает секторы, в которых можно осуществить дозаправку на пути следования корабля из сектора в сектор.</text:p>
            </office:annotation>
            <text:p>getRefuelSectorsEnroute</text:p>
          </table:table-cell>
          <table:table-cell office:value-type="float" office:value="113">
            <text:p>113</text:p>
          </table:table-cell>
          <table:table-cell office:value-type="string">
            <office:annotation draw:style-name="gr3" draw:text-style-name="P1" svg:width="4.852cm" svg:height="0.991cm" svg:x="9.551cm" svg:y="18.523cm" draw:caption-point-x="-0.61cm" draw:caption-point-y="1.511cm">
              <dc:date>2013-04-13T00:00:00</dc:date>
              <text:p text:style-name="P1">Корабль. Если не указан, то используется [THIS].</text:p>
            </office:annotation>
            <text:p>refobj</text:p>
          </table:table-cell>
          <table:table-cell office:value-type="string">
            <office:annotation draw:style-name="gr3" draw:text-style-name="P1" svg:width="4.852cm" svg:height="0.991cm" svg:x="11.809cm" svg:y="19.117cm" draw:caption-point-x="-0.61cm" draw:caption-point-y="0.917cm">
              <dc:date>2013-04-13T00:00:00</dc:date>
              <text:p text:style-name="P1">Корабль. Если не указан, то используется [THIS].</text:p>
            </office:annotation>
            <text:p>refobj</text:p>
          </table:table-cell>
          <table:table-cell office:value-type="string">
            <office:annotation draw:style-name="gr6" draw:text-style-name="P1" svg:width="3.926cm" svg:height="1.781cm" svg:x="14.067cm" svg:y="18.522cm" draw:caption-point-x="-0.61cm" draw:caption-point-y="1.512cm">
              <dc:date>2013-04-12T00:00:00</dc:date>
              <text:p text:style-name="P1"><text:span text:style-name="T1">Конечный сектор или объект, сектор которого считать за конечный.</text:span></text:p>
            </office:annotation>
            <text:p>to</text:p>
          </table:table-cell>
          <table:table-cell office:value-type="string">
            <office:annotation draw:style-name="gr1" draw:text-style-name="P1" svg:width="6.255cm" svg:height="1.386cm" svg:x="16.326cm" svg:y="18.522cm" draw:caption-point-x="-0.61cm" draw:caption-point-y="1.512cm">
              <dc:date>2013-04-11T00:00:00</dc:date>
              <text:p text:style-name="P1"><text:span text:style-name="T1">Массив станций/кораблей, которые нужно исключить из выборки. Необязательный параметр.</text:span></text:p>
            </office:annotation>
            <text:p>exclude</text:p>
          </table:table-cell>
          <table:table-cell office:value-type="string">
            <office:annotation draw:style-name="gr2" draw:text-style-name="P1" svg:width="7.8cm" svg:height="2.966cm" svg:x="18.584cm" svg:y="18.522cm" draw:caption-point-x="-0.61cm" draw:caption-point-y="1.512cm">
              <dc:date>2013-04-11T00:00:00</dc:date>
              <text:p text:style-name="P1"><text:span text:style-name="T1">Типы объектов. Доступные значения:</text:span></text:p>
              <text:p text:style-name="P1"><text:span text:style-name="T1">1 — станции, продающие батареи,</text:span></text:p>
              <text:p text:style-name="P1"><text:span text:style-name="T1">2 — собственные станции,</text:span></text:p>
              <text:p text:style-name="P1"><text:span text:style-name="T1">4 — корабли-заправщики.</text:span></text:p>
              <text:p text:style-name="P1"><text:span text:style-name="T1">Данный флаги могут быть объединены битовым OR. Например, 1 | 2 | 4 что равно 7.</text:span></text:p>
              <text:p text:style-name="P1"><text:span text:style-name="T1">Если параметр опущен, то используется 1.</text:span></text:p>
            </office:annotation>
            <text:p>flags</text:p>
          </table:table-cell>
          <table:table-cell office:value-type="string">
            <text:p>Массив секторов на пути следования корабля из сектора в сектор, в которых есть объекты, способные осуществить дозаправку или null, если путь не существует.</text:p>
          </table:table-cell>
          <table:table-cell table:number-columns-repeated="1016"/>
        </table:table-row>
        <table:table-row table:style-name="ro4">
          <table:table-cell table:style-name="ce3" office:value-type="string">
            <office:annotation draw:style-name="gr8" draw:text-style-name="P1" svg:width="4.082cm" svg:height="0.991cm" svg:x="5.75cm" svg:y="21.007cm" draw:caption-point-x="-0.61cm" draw:caption-point-y="1.511cm">
              <dc:date>2013-04-13T00:00:00</dc:date>
              <text:p text:style-name="P1">Получить массив врат сектора.</text:p>
            </office:annotation>
            <text:p>getSectorGates</text:p>
          </table:table-cell>
          <table:table-cell office:value-type="float" office:value="114">
            <text:p>114</text:p>
          </table:table-cell>
          <table:table-cell office:value-type="string">
            <office:annotation draw:style-name="gr1" draw:text-style-name="P1" svg:width="5.685cm" svg:height="1.781cm" svg:x="9.551cm" svg:y="21.005cm" draw:caption-point-x="-0.61cm" draw:caption-point-y="1.512cm">
              <dc:date>2013-04-13T00:00:00</dc:date>
              <text:p text:style-name="P1"><text:span text:style-name="T1">Сектор или объект, сектор которого следует использовать. Если не указан, то используется [SECTOR].</text:span></text:p>
            </office:annotation>
            <text:p>refobj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Массив врат сектора или null, если указан некорректный refobj.</text:p>
          </table:table-cell>
          <table:table-cell table:number-columns-repeated="1016"/>
        </table:table-row>
        <table:table-row table:style-name="ro7" table:number-rows-repeated="7">
          <table:table-cell table:style-name="ce5"/>
          <table:table-cell table:number-columns-repeated="1023"/>
        </table:table-row>
        <table:table-row table:style-name="ro7" table:number-rows-repeated="18">
          <table:table-cell/>
          <table:table-cell table:style-name="ce1" table:number-columns-repeated="7"/>
          <table:table-cell table:number-columns-repeated="1016"/>
        </table:table-row>
        <table:table-row table:style-name="ro7">
          <table:table-cell/>
          <table:table-cell table:style-name="ce1" table:number-columns-repeated="7"/>
          <table:table-cell table:number-columns-repeated="1016"/>
        </table:table-row>
      </table:table>
      <table:table table:name="Лист2" table:style-name="ta1" table:print="false">
        <table:table-column table:style-name="co3" table:default-cell-style-name="Default"/>
        <table:table-row table:style-name="ro7">
          <table:table-cell/>
        </table:table-row>
      </table:table>
      <table:table table:name="Лист3" table:style-name="ta1" table:print="false">
        <table:table-column table:style-name="co3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Стили_20_стрелок_20_1" draw:display-name="Стили стрелок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3">13.04.2013</text:date>, <text:time>13:47:5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mitry </meta:initial-creator>
    <meta:creation-date>2013-04-11T11:13:43</meta:creation-date>
    <dc:date>2013-04-13T13:47:52</dc:date>
    <dc:creator>Dmitry </dc:creator>
    <meta:editing-duration>PT47H07M30S</meta:editing-duration>
    <meta:editing-cycles>150</meta:editing-cycles>
    <meta:generator>OpenOffice.org/3.2$Unix OpenOffice.org_project/320m12$Build-9483</meta:generator>
    <meta:document-statistic meta:table-count="3" meta:cell-count="121" meta:object-count="0"/>
  </office:meta>
</office:document-meta>
</file>